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6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1-8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1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4:3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9-1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9-1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:3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-6: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5-12:3-0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-6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1-8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8:24:36.127791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M46S</meta:editing-duration>
    <meta:editing-cycles>3</meta:editing-cycles>
    <meta:generator>LibreOffice/5.0.2.2$Linux_X86_64 LibreOffice_project/00m0$Build-2</meta:generator>
    <meta:creation-date>2015-11-04T18:23:28.300027216</meta:creation-date>
    <dc:date>2015-11-04T18:28:36.958321769</dc:date>
    <meta:document-statistic meta:table-count="1" meta:cell-count="486" meta:object-count="0"/>
  </office:meta>
</office:document-meta>
</file>